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es" fo:country="ES" fo:font-weight="bold" officeooo:rsid="0004a161" officeooo:paragraph-rsid="0004a161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language="es" fo:country="ES" fo:font-weight="bold" officeooo:rsid="0004a161" officeooo:paragraph-rsid="0004a161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4a161" officeooo:paragraph-rsid="0004a16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language="es" fo:country="ES" style:text-underline-style="none" fo:font-weight="bold" officeooo:rsid="0004a161" officeooo:paragraph-rsid="0004a16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4a161" officeooo:paragraph-rsid="0004a16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s" fo:country="ES" fo:font-style="normal" style:text-underline-style="none" fo:font-weight="normal" officeooo:rsid="0004a161" officeooo:paragraph-rsid="0004a161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04a161" officeooo:paragraph-rsid="0004a161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fo:font-style="normal" style:text-underline-style="none" fo:font-weight="normal" officeooo:rsid="0004a161" officeooo:paragraph-rsid="0004a161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style:text-underline-style="none" fo:font-weight="normal" officeooo:rsid="0004a161" officeooo:paragraph-rsid="0004a16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fr" fo:country="FR" style:text-underline-style="none" fo:font-weight="normal" officeooo:rsid="0004a161" officeooo:paragraph-rsid="0004a161" style:font-size-asian="12pt" style:font-weight-asian="normal" style:font-size-complex="12pt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 del ano escolar en español</text:p>
      <text:p text:style-name="P2"/>
      <text:p text:style-name="P9"><text:s text:c="2"/>8 Ejes</text:p>
      <text:p text:style-name="P10">6 des 8 axes seront étudiés en classe:</text:p>
      <text:p text:style-name="P9"/>
      <text:p text:style-name="P9">* <text:s/>Representación de si mismo y relación con los otros</text:p>
      <text:p text:style-name="P9"/>
      <text:p text:style-name="P9">* Vivir entre generaciones</text:p>
      <text:p text:style-name="P9"/>
      <text:p text:style-name="P9">* El pasado en el presente</text:p>
      <text:p text:style-name="P9"/>
      <text:p text:style-name="P9">* El universo profesional y el mundo laboral</text:p>
      <text:p text:style-name="P9"/>
      <text:p text:style-name="P9">* Pueblo, bario y ciudad</text:p>
      <text:p text:style-name="P9"/>
      <text:p text:style-name="P9">* Deporte y sociedad</text:p>
      <text:p text:style-name="P9"/>
      <text:p text:style-name="P9">* Creación y relación con el arte</text:p>
      <text:p text:style-name="P9"/>
      <text:p text:style-name="P9">* Salvar la planeta</text:p>
      <text:p text:style-name="P5"/>
      <text:p text:style-name="P4">Presentación del ano escolar en español</text:p>
      <text:p text:style-name="P3"/>
      <text:p text:style-name="P7">CE: Compréhension écrite</text:p>
      <text:p text:style-name="P7">CO: Compréhension orale</text:p>
      <text:p text:style-name="P7">EE: expression écrite</text:p>
      <text:p text:style-name="P7">EOC: <text:s/>expression orale en continu</text:p>
      <text:p text:style-name="P7">EOI: expression orale avec interaction </text:p>
      <text:p text:style-name="P7">Participation importante</text:p>
      <text:p text:style-name="P3"/>
      <text:p text:style-name="P8">Lorsqu’on est en EE ou EO et qu’il manque du vocabulaire, il existe 2 options:</text:p>
      <text:p text:style-name="P8"/>
      <text:p text:style-name="P8">1: Trouver un synonyme dans un registre de langue plus élevé</text:p>
      <text:p text:style-name="P8"/>
      <text:p text:style-name="P6"><text:span text:style-name="T1">Maladie → pathologie </text:span>→ patología</text:p>
      <text:p text:style-name="P8"/>
      <text:p text:style-name="P8">2: Périphrase: groupe de mots qui explique le mot / concept</text:p>
      <text:p text:style-name="P8"/>
      <text:p text:style-name="P6"><text:span text:style-name="T1">un homme d’église </text:span>→ un hombre de iglesia →<text:span text:style-name="T1"> un prêtre </text:span></text:p>
      <text:p text:style-name="P8"/>
      <text:p text:style-name="P8">CE: Presse espagnol</text:p>
      <text:p text:style-name="P6"/>
      <text:p text:style-name="P6">-El país</text:p>
      <text:p text:style-name="P6">-El mundo</text:p>
      <text:p text:style-name="P6">-<text:span text:style-name="T2">BBC News</text:span> (es)</text:p>
      <text:p text:style-name="P6">-<text:span text:style-name="T3">NYTimes</text:span> (es)</text:p>
      <text:p text:style-name="P6">-Marca</text:p>
      <text:p text:style-name="P6"/>
      <text:p text:style-name="P6"><text:span text:style-name="T1">Travailler l’espagnol:</text:span> <text:span text:style-name="T3">Verdaal</text:span> (es) → reportaje del televisió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9-24T11:43:07.859000000</dc:date>
    <meta:editing-duration>PT11M13S</meta:editing-duration>
    <meta:editing-cycles>3</meta:editing-cycles>
    <meta:document-statistic meta:table-count="0" meta:image-count="0" meta:object-count="0" meta:page-count="1" meta:paragraph-count="30" meta:word-count="165" meta:character-count="943" meta:non-whitespace-character-count="802"/>
  </office:meta>
</office:document-meta>
</file>